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InputStream.createZip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InputStream.JarInputStream( java . io . InputStream var0 , boolean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InputStream.Jar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InputStream.get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InputStream.getNext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rInputStream.getNextJar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